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0808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0.752cm" fo:min-width="12.499cm" loext:decorative="fals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-color="#ffbf00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fill-color="#ffbf00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-color="#ffbf00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fill-color="#8d1d75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fill-color="#729fcf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729fcf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fill-color="#ffbf00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102cm" fo:min-width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102cm" fo:min-width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102cm" fo:min-width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102cm" fo:min-width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102cm" fo:min-width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102cm" fo:min-width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102cm" fo:min-width="0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fill="none" loext:fill-use-slide-background="false" draw:textarea-horizontal-align="justify" draw:textarea-vertical-align="middle" draw:auto-grow-height="false" fo:min-height="5.752cm" fo:min-width="8.499cm" loext:decorative="false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102cm" fo:min-width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168253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168253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168253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168253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168253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168253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55" style:family="graphic" style:parent-style-name="objectwithoutfill">
      <style:graphic-properties draw:stroke="dash" draw:stroke-dash="Double_20_Dash" svg:stroke-width="0.035cm" svg:stroke-color="#168253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56" style:family="graphic" style:parent-style-name="objectwithoutfill">
      <style:graphic-properties draw:stroke="solid" draw:stroke-dash="Dot" svg:stroke-width="0.035cm" svg:stroke-color="#168253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57" style:family="graphic" style:parent-style-name="standard" style:list-style-name="L1">
      <style:graphic-properties draw:fill-color="#ffff6d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-color="#ffff6d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fill-color="#ffff6d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ffff6d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ffff6d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ffff6d" draw:textarea-horizontal-align="justify" draw:textarea-vertical-align="middle" draw:auto-grow-height="false" fo:min-height="0.103cm" fo:min-width="0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fill="none" loext:fill-use-slide-background="false" draw:textarea-horizontal-align="justify" draw:textarea-vertical-align="middle" draw:auto-grow-height="false" fo:min-height="4.75cm" fo:min-width="4.001cm" loext:decorative="false"/>
    </style:style>
    <style:style style:name="gr65" style:family="graphic" style:parent-style-name="objectwithoutfill">
      <style:graphic-properties svg:stroke-width="0.035cm" svg:stroke-color="#ffff6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6" style:family="graphic" style:parent-style-name="objectwithoutfill">
      <style:graphic-properties draw:stroke-dash="Dot" svg:stroke-width="0.035cm" svg:stroke-color="#ffff6d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67" style:family="graphic" style:parent-style-name="objectwithoutfill">
      <style:graphic-properties draw:stroke="dash" draw:stroke-dash="Double_20_Dash" svg:stroke-width="0.035cm" svg:stroke-color="#ffff6d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68" style:family="graphic" style:parent-style-name="objectwithoutfill">
      <style:graphic-properties draw:stroke="dash" draw:stroke-dash="Double_20_Dash" svg:stroke-width="0.035cm" svg:stroke-color="#ffbf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objectwithoutfill">
      <style:graphic-properties svg:stroke-color="#ff0000" draw:fill="none" draw:textarea-vertical-align="middle" loext:decorative="false"/>
    </style:style>
    <style:style style:name="gr70" style:family="graphic" style:parent-style-name="objectwithoutfill">
      <style:graphic-properties svg:stroke-color="#000000" draw:fill="none" draw:textarea-vertical-align="middle" loext:decorative="false"/>
    </style:style>
    <style:style style:name="gr71" style:family="graphic" style:parent-style-name="standard" style:list-style-name="L1">
      <style:graphic-properties draw:fill-color="#ffbf00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-color="#ffbf00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-color="#ffbf00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fill-color="#ffbf00" draw:textarea-horizontal-align="justify" draw:textarea-vertical-align="middle" draw:auto-grow-height="false" fo:min-height="0.105cm" fo:min-width="0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fill="none" loext:fill-use-slide-background="false" draw:textarea-horizontal-align="justify" draw:textarea-vertical-align="middle" draw:auto-grow-height="false" fo:min-height="1.348cm" fo:min-width="2.127cm" loext:decorative="false"/>
    </style:style>
    <style:style style:name="gr76" style:family="graphic" style:parent-style-name="standard">
      <style:graphic-properties draw:fill="none" loext:fill-use-slide-background="false" draw:textarea-horizontal-align="justify" draw:textarea-vertical-align="middle" draw:auto-grow-height="false" fo:min-height="5.251cm" fo:min-width="0.499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0.51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in-height="0.749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81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loext:graphic-properties draw:fill-color="#8d1d75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8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-color="#168253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10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11" style:family="paragraph">
      <loext:graphic-properties draw:fill="none"/>
      <style:paragraph-properties fo:text-align="center"/>
      <style:text-properties style:text-position="-8% 58%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</style:style>
    <style:style style:name="T1" style:family="text">
      <style:text-properties fo:font-size="3.20000004768372pt" style:font-size-asian="3.20000004768372pt" style:font-size-complex="3.2000000476837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2.999cm" svg:height="1.002cm" svg:x="5.828cm" svg:y="6.1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1cm" svg:height="0.501cm" svg:x="7.471cm" svg:y="6.43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501cm" svg:height="0.501cm" svg:x="8.127cm" svg:y="6.433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1cm" svg:height="0.501cm" svg:x="8.829cm" svg:y="6.434cm">
          <text:p text:style-name="P4"><text:span text:style-name="T1">5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1cm" svg:height="0.501cm" svg:x="9.531cm" svg:y="6.434cm">
          <text:p text:style-name="P4"><text:span text:style-name="T1">6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1cm" svg:height="0.5cm" svg:x="10.234cm" svg:y="6.437cm">
          <text:p text:style-name="P4"><text:span text:style-name="T1">7 S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01cm" svg:height="0.501cm" svg:x="10.932cm" svg:y="6.437cm">
          <text:p text:style-name="P4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1cm" svg:height="0.501cm" svg:x="11.634cm" svg:y="6.437cm">
          <text:p text:style-name="P4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01cm" svg:height="0.501cm" svg:x="12.336cm" svg:y="6.44cm">
          <text:p text:style-name="P4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01cm" svg:height="0.501cm" svg:x="13.071cm" svg:y="6.433cm">
          <text:p text:style-name="P4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01cm" svg:height="0.5cm" svg:x="13.728cm" svg:y="6.434cm">
          <text:p text:style-name="P4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01cm" svg:height="0.501cm" svg:x="14.43cm" svg:y="6.434cm">
          <text:p text:style-name="P4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501cm" svg:height="0.501cm" svg:x="15.132cm" svg:y="6.437cm">
          <text:p text:style-name="P4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501cm" svg:height="0.501cm" svg:x="15.835cm" svg:y="6.437cm">
          <text:p text:style-name="P4"><text:span text:style-name="T1">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501cm" svg:height="0.501cm" svg:x="16.533cm" svg:y="6.437cm">
          <text:p text:style-name="P4"><text:span text:style-name="T1">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501cm" svg:height="0.501cm" svg:x="17.235cm" svg:y="6.44cm">
          <text:p text:style-name="P4"><text:span text:style-name="T1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501cm" svg:height="0.501cm" svg:x="17.938cm" svg:y="6.44cm">
          <text:p text:style-name="P4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501cm" svg:height="0.501cm" svg:x="6.772cm" svg:y="6.434cm">
          <text:p text:style-name="P2"><text:span text:style-name="T1">2</text:span></text:p>
          <text:p text:style-name="P2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501cm" svg:height="0.501cm" svg:x="6.07cm" svg:y="6.43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999cm" svg:height="1.002cm" svg:x="5.828cm" svg:y="10.6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01cm" svg:height="0.501cm" svg:x="7.471cm" svg:y="10.933cm">
          <text:p text:style-name="P2"><text:span text:style-name="T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501cm" svg:height="0.501cm" svg:x="8.127cm" svg:y="10.933cm">
          <text:p text:style-name="P4"><text:span text:style-name="T1">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501cm" svg:height="0.501cm" svg:x="8.829cm" svg:y="10.933cm">
          <text:p text:style-name="P4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501cm" svg:height="0.501cm" svg:x="9.531cm" svg:y="10.936cm">
          <text:p text:style-name="P4"><text:span text:style-name="T1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501cm" svg:height="0.501cm" svg:x="10.234cm" svg:y="10.936cm">
          <text:p text:style-name="P4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501cm" svg:height="0.501cm" svg:x="10.932cm" svg:y="10.936cm">
          <text:p text:style-name="P4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501cm" svg:height="0.501cm" svg:x="11.634cm" svg:y="10.936cm">
          <text:p text:style-name="P4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501cm" svg:height="0.501cm" svg:x="12.336cm" svg:y="10.94cm">
          <text:p text:style-name="P4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0.501cm" svg:height="0.501cm" svg:x="13.071cm" svg:y="10.933cm">
          <text:p text:style-name="P4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501cm" svg:height="0.501cm" svg:x="13.728cm" svg:y="10.933cm">
          <text:p text:style-name="P4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501cm" svg:height="0.501cm" svg:x="14.43cm" svg:y="10.937cm">
          <text:p text:style-name="P4"><text:span text:style-name="T1">4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501cm" svg:height="0.501cm" svg:x="15.132cm" svg:y="10.937cm">
          <text:p text:style-name="P4"><text:span text:style-name="T1">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501cm" svg:height="0.501cm" svg:x="15.835cm" svg:y="10.936cm">
          <text:p text:style-name="P4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501cm" svg:height="0.501cm" svg:x="16.533cm" svg:y="10.936cm">
          <text:p text:style-name="P4"><text:span text:style-name="T1">3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501cm" svg:height="0.501cm" svg:x="17.235cm" svg:y="10.94cm">
          <text:p text:style-name="P4"><text:span text:style-name="T1">3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0.501cm" svg:height="0.501cm" svg:x="17.938cm" svg:y="10.94cm">
          <text:p text:style-name="P4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1cm" svg:height="0.501cm" svg:x="6.772cm" svg:y="10.933cm">
          <text:p text:style-name="P2"><text:span text:style-name="T1">4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501cm" svg:height="0.501cm" svg:x="6.07cm" svg:y="10.937cm">
          <text:p text:style-name="P2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501cm" svg:height="0.498cm" svg:x="6.129cm" svg:y="19.49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501cm" svg:height="0.498cm" svg:x="6.129cm" svg:y="18.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501cm" svg:height="0.498cm" svg:x="6.129cm" svg:y="18.09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501cm" svg:height="0.498cm" svg:x="6.129cm" svg:y="17.39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501cm" svg:height="0.498cm" svg:x="6.129cm" svg:y="16.69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draw:layer="layout" svg:width="0.501cm" svg:height="0.498cm" svg:x="6.129cm" svg:y="15.99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1cm" svg:height="0.498cm" svg:x="6.129cm" svg:y="15.29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8.999cm" svg:height="6.002cm" svg:x="5.827cm" svg:y="14.19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6" draw:text-style-name="P3" draw:layer="layout" svg:width="0.501cm" svg:height="0.498cm" svg:x="6.133cm" svg:y="14.59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9" draw:layer="layout" svg:width="0.501cm" svg:height="0.497cm" svg:x="6.831cm" svg:y="19.498cm">
          <text:p text:style-name="P2"><text:span text:style-name="T1">GND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draw:layer="layout" svg:width="0.501cm" svg:height="0.497cm" svg:x="6.831cm" svg:y="18.796cm">
          <text:p text:style-name="P2"><text:span text:style-name="T1">3V3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501cm" svg:height="0.497cm" svg:x="6.831cm" svg:y="18.095cm">
          <text:p text:style-name="P2"><text:span text:style-name="T1">+5V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draw:layer="layout" svg:width="0.501cm" svg:height="0.497cm" svg:x="6.831cm" svg:y="17.396cm">
          <text:p text:style-name="P2"><text:span text:style-name="T1">CS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9" draw:layer="layout" svg:width="0.501cm" svg:height="0.497cm" svg:x="6.831cm" svg:y="16.695cm">
          <text:p text:style-name="P2"><text:span text:style-name="T1">MOSI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0.501cm" svg:height="0.497cm" svg:x="6.831cm" svg:y="15.997cm">
          <text:p text:style-name="P2"><text:span text:style-name="T1">SCK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9" draw:layer="layout" svg:width="0.501cm" svg:height="0.497cm" svg:x="6.831cm" svg:y="15.295cm">
          <text:p text:style-name="P2"><text:span text:style-name="T1">MISO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501cm" svg:height="0.497cm" svg:x="6.831cm" svg:y="14.594cm">
          <text:p text:style-name="P2"><text:span text:style-name="T1">GND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7.332cm" svg:y1="19.698cm" svg:x2="18.12cm" svg:y2="11.407cm">
          <text:p/>
        </draw:line>
        <draw:line draw:style-name="gr55" draw:text-style-name="P1" draw:layer="layout" svg:x1="7.332cm" svg:y1="17.696cm" svg:x2="15.973cm" svg:y2="11.346cm">
          <text:p/>
        </draw:line>
        <draw:line draw:style-name="gr55" draw:text-style-name="P1" draw:layer="layout" svg:x1="7.273cm" svg:y1="16.934cm" svg:x2="15.269cm" svg:y2="11.334cm">
          <text:p/>
        </draw:line>
        <draw:line draw:style-name="gr55" draw:text-style-name="P1" draw:layer="layout" svg:x1="7.255cm" svg:y1="16.272cm" svg:x2="14.663cm" svg:y2="11.318cm">
          <text:p/>
        </draw:line>
        <draw:line draw:style-name="gr55" draw:text-style-name="P1" draw:layer="layout" svg:x1="7.299cm" svg:y1="15.478cm" svg:x2="13.943cm" svg:y2="11.362cm">
          <text:p/>
        </draw:line>
        <draw:line draw:style-name="gr56" draw:text-style-name="P1" draw:layer="layout" svg:x1="7.88cm" svg:y1="19.015cm" svg:x2="7.892cm" svg:y2="13.796cm">
          <text:p/>
        </draw:line>
        <draw:custom-shape draw:style-name="gr57" draw:text-style-name="P10" draw:layer="layout" svg:width="0.502cm" svg:height="0.497cm" draw:transform="rotate (-3.14159265358979) translate (17.727cm 5.496cm)">
          <text:p text:style-name="P2"><text:span text:style-name="T1">LR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502cm" svg:height="0.497cm" draw:transform="rotate (-3.14159265358979) translate (17.727cm 4.798cm)">
          <text:p text:style-name="P2"><text:span text:style-name="T1">BCL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0" draw:layer="layout" svg:width="0.502cm" svg:height="0.497cm" draw:transform="rotate (-3.14159265358979) translate (17.727cm 4.096cm)">
          <text:p text:style-name="P2"><text:span text:style-name="T1">D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0.502cm" svg:height="0.497cm" draw:transform="rotate (-3.14159265358979) translate (17.727cm 3.395cm)">
          <text:p text:style-name="P2"><text:span text:style-name="T1">GA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" draw:layer="layout" svg:width="0.502cm" svg:height="0.497cm" draw:transform="rotate (-3.14159265358979) translate (17.727cm 2.696cm)">
          <text:p text:style-name="P2"><text:span text:style-name="T1">S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0" draw:layer="layout" svg:width="0.502cm" svg:height="0.497cm" draw:transform="rotate (-3.14159265358979) translate (17.727cm 1.995cm)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0" draw:layer="layout" svg:width="0.502cm" svg:height="0.497cm" draw:transform="rotate (-3.14159265358979) translate (17.727cm 1.293cm)">
          <text:p text:style-name="P2"><text:span text:style-name="T1">V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draw:layer="layout" svg:width="4.501cm" svg:height="5cm" draw:transform="rotate (-3.14159265358979) translate (18.028cm 5.6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1" draw:layer="layout" svg:x1="11.957cm" svg:y1="6.495cm" svg:x2="17.26cm" svg:y2="5.195cm">
          <text:p/>
        </draw:line>
        <draw:line draw:style-name="gr66" draw:text-style-name="P1" draw:layer="layout" svg:x1="11.177cm" svg:y1="6.496cm" svg:x2="17.261cm" svg:y2="4.57cm">
          <text:p/>
        </draw:line>
        <draw:line draw:style-name="gr65" draw:text-style-name="P1" draw:layer="layout" svg:x1="8.386cm" svg:y1="6.455cm" svg:x2="17.261cm" svg:y2="3.884cm">
          <text:p/>
        </draw:line>
        <draw:line draw:style-name="gr67" draw:text-style-name="P1" draw:layer="layout" svg:x1="18.216cm" svg:y1="6.462cm" svg:x2="18.206cm" svg:y2="1.668cm">
          <text:p/>
        </draw:line>
        <draw:line draw:style-name="gr67" draw:text-style-name="P1" draw:layer="layout" svg:x1="18.213cm" svg:y1="1.697cm" svg:x2="17.412cm" svg:y2="1.712cm">
          <text:p/>
        </draw:line>
        <draw:line draw:style-name="gr67" draw:text-style-name="P1" draw:layer="layout" svg:x1="16.801cm" svg:y1="1.078cm" svg:x2="16.782cm" svg:y2="6.465cm">
          <text:p/>
        </draw:line>
        <draw:line draw:style-name="gr67" draw:text-style-name="P1" draw:layer="layout" svg:x1="17.25cm" svg:y1="1.035cm" svg:x2="16.801cm" svg:y2="1.021cm">
          <text:p/>
        </draw:line>
        <draw:line draw:style-name="gr68" draw:text-style-name="P1" draw:layer="layout" svg:x1="10.482cm" svg:y1="6.455cm" svg:x2="10.461cm" svg:y2="4.127cm">
          <text:p/>
        </draw:line>
        <draw:line draw:style-name="gr68" draw:text-style-name="P1" draw:layer="layout" svg:x1="9.789cm" svg:y1="6.431cm" svg:x2="9.785cm" svg:y2="4.089cm">
          <text:p/>
        </draw:line>
        <draw:line draw:style-name="gr68" draw:text-style-name="P1" draw:layer="layout" svg:x1="9.102cm" svg:y1="6.455cm" svg:x2="9.106cm" svg:y2="4.161cm">
          <text:p/>
        </draw:line>
        <draw:line draw:style-name="gr68" draw:text-style-name="P1" draw:layer="layout" svg:x1="16.724cm" svg:y1="11.083cm" svg:x2="16.725cm" svg:y2="9.35cm">
          <text:p/>
        </draw:line>
        <draw:line draw:style-name="gr68" draw:text-style-name="P1" draw:layer="layout" svg:x1="5.741cm" svg:y1="9.382cm" svg:x2="16.726cm" svg:y2="9.35cm">
          <text:p/>
        </draw:line>
        <draw:line draw:style-name="gr68" draw:text-style-name="P1" draw:layer="layout" svg:x1="5.741cm" svg:y1="9.383cm" svg:x2="5.771cm" svg:y2="4.018cm">
          <text:p/>
        </draw:line>
        <draw:line draw:style-name="gr68" draw:text-style-name="P11" draw:layer="layout" svg:x1="8.775cm" svg:y1="3.967cm" svg:x2="5.791cm" svg:y2="3.967cm">
          <text:p/>
        </draw:line>
        <draw:line draw:style-name="gr69" draw:text-style-name="P1" draw:layer="layout" svg:x1="2.891cm" svg:y1="8.731cm" svg:x2="18.228cm" svg:y2="8.638cm">
          <text:p/>
        </draw:line>
        <draw:line draw:style-name="gr70" draw:text-style-name="P1" draw:layer="layout" svg:x1="2.873cm" svg:y1="8.864cm" svg:x2="18.242cm" svg:y2="8.782cm">
          <text:p/>
        </draw:line>
        <draw:line draw:style-name="gr67" draw:text-style-name="P1" draw:layer="layout" svg:x1="18.248cm" svg:y1="3.164cm" svg:x2="17.599cm" svg:y2="3.164cm">
          <text:p/>
        </draw:line>
        <draw:line draw:style-name="gr56" draw:text-style-name="P1" draw:layer="layout" svg:x1="7.299cm" svg:y1="19.04cm" svg:x2="7.877cm" svg:y2="19.016cm">
          <text:p/>
        </draw:line>
        <draw:line draw:style-name="gr56" draw:text-style-name="P1" draw:layer="layout" svg:x1="18.897cm" svg:y1="13.674cm" svg:x2="7.893cm" svg:y2="13.795cm">
          <text:p/>
        </draw:line>
        <draw:line draw:style-name="gr56" draw:text-style-name="P1" draw:layer="layout" svg:x1="18.898cm" svg:y1="13.677cm" svg:x2="18.799cm" svg:y2="7.325cm">
          <text:p/>
        </draw:line>
        <draw:line draw:style-name="gr56" draw:text-style-name="P1" draw:layer="layout" svg:x1="16.782cm" svg:y1="7.333cm" svg:x2="18.795cm" svg:y2="7.325cm">
          <text:p/>
        </draw:line>
        <draw:line draw:style-name="gr56" draw:text-style-name="P1" draw:layer="layout" svg:x1="16.783cm" svg:y1="7.331cm" svg:x2="16.774cm" svg:y2="6.869cm">
          <text:p/>
        </draw:line>
        <draw:custom-shape draw:style-name="gr71" draw:text-style-name="P6" draw:layer="layout" svg:width="0.501cm" svg:height="0.501cm" svg:x="8.277cm" svg:y="3.701cm">
          <text:p text:style-name="P4"><text:span text:style-name="T1">3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" draw:layer="layout" svg:width="0.501cm" svg:height="0.501cm" svg:x="8.884cm" svg:y="3.697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" draw:layer="layout" svg:width="0.501cm" svg:height="0.501cm" svg:x="9.531cm" svg:y="3.697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0.501cm" svg:height="0.501cm" svg:x="10.211cm" svg:y="3.691cm">
          <text:p text:style-name="P4"><text:span text:style-name="T1">S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2.627cm" svg:height="1.598cm" draw:transform="rotate (-3.14159265358979) translate (10.827cm 4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3" draw:layer="layout" svg:width="0.999cm" svg:height="5.501cm" svg:x="1.828cm" svg:y="5.698cm">
          <text:p text:style-name="P12"><text:span text:style-name="T2">Batt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15" draw:layer="layout" svg:width="3.001cm" svg:height="0.802cm" svg:x="13.531cm" svg:y="1.198cm">
          <draw:text-box>
            <text:p text:style-name="P14"><text:span text:style-name="T3">M</text:span><text:span text:style-name="T3">A</text:span><text:span text:style-name="T3">X</text:span><text:span text:style-name="T3">9</text:span><text:span text:style-name="T3">8</text:span><text:span text:style-name="T3">3</text:span><text:span text:style-name="T3">5</text:span><text:span text:style-name="T3">7</text:span><text:span text:style-name="T3">A</text:span></text:p>
          </draw:text-box>
        </draw:frame>
        <draw:frame draw:style-name="gr78" draw:text-style-name="P15" draw:layer="layout" svg:width="5.501cm" svg:height="0.768cm" svg:x="11.328cm" svg:y="7.732cm">
          <draw:text-box>
            <text:p text:style-name="P14"><text:span text:style-name="T3">Heltec </text:span><text:span text:style-name="T3">WiFi Kit </text:span><text:span text:style-name="T3">32 V3</text:span></text:p>
          </draw:text-box>
        </draw:frame>
        <draw:frame draw:style-name="gr79" draw:text-style-name="P15" draw:layer="layout" svg:width="4cm" svg:height="0.999cm" svg:x="9.599cm" svg:y="18.8cm">
          <draw:text-box>
            <text:p text:style-name="P14"><text:span text:style-name="T3">SD card holder</text:span></text:p>
          </draw:text-box>
        </draw:frame>
        <draw:frame draw:style-name="gr80" draw:text-style-name="P15" draw:layer="layout" svg:width="2.796cm" svg:height="0.607cm" svg:x="8.204cm" svg:y="2.696cm">
          <draw:text-box>
            <text:p text:style-name="P14"><text:span text:style-name="T4">k</text:span><text:span text:style-name="T4">n</text:span><text:span text:style-name="T4">o</text:span><text:span text:style-name="T4">b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/text:p>
          </draw:text-box>
        </draw:frame>
        <draw:line draw:style-name="gr68" draw:text-style-name="P11" draw:layer="layout" svg:x1="2.5cm" svg:y1="1.5cm" svg:x2="1.016cm" svg:y2="1.5cm">
          <text:p/>
        </draw:line>
        <draw:line draw:style-name="gr65" draw:text-style-name="P1" draw:layer="layout" svg:x1="1cm" svg:y1="2cm" svg:x2="2.5cm" svg:y2="2cm">
          <text:p/>
        </draw:line>
        <draw:frame draw:style-name="gr80" draw:text-style-name="P15" draw:layer="layout" svg:width="4.796cm" svg:height="0.607cm" svg:x="2.704cm" svg:y="1.193cm">
          <draw:text-box>
            <text:p text:style-name="P14"><text:span text:style-name="T5">d</text:span><text:span text:style-name="T5">a</text:span><text:span text:style-name="T5">s</text:span><text:span text:style-name="T5">h</text:span><text:span text:style-name="T5">e</text:span><text:span text:style-name="T5">d </text:span><text:span text:style-name="T5">li</text:span><text:span text:style-name="T5">n</text:span><text:span text:style-name="T5">e</text:span><text:span text:style-name="T5">s </text:span><text:span text:style-name="T5">w</text:span><text:span text:style-name="T5">ir</text:span><text:span text:style-name="T5">e</text:span><text:span text:style-name="T5">d </text:span><text:span text:style-name="T5">b</text:span><text:span text:style-name="T5">o</text:span><text:span text:style-name="T5">tt</text:span><text:span text:style-name="T5">o</text:span><text:span text:style-name="T5">m</text:span></text:p>
          </draw:text-box>
        </draw:frame>
        <draw:frame draw:style-name="gr80" draw:text-style-name="P15" draw:layer="layout" svg:width="4.796cm" svg:height="0.607cm" svg:x="2.704cm" svg:y="1.8cm">
          <draw:text-box>
            <text:p text:style-name="P14"><text:span text:style-name="T5">s</text:span><text:span text:style-name="T5">o</text:span><text:span text:style-name="T5">li</text:span><text:span text:style-name="T5">d </text:span><text:span text:style-name="T5">li</text:span><text:span text:style-name="T5">n</text:span><text:span text:style-name="T5">e</text:span><text:span text:style-name="T5">s </text:span><text:span text:style-name="T5">w</text:span><text:span text:style-name="T5">ir</text:span><text:span text:style-name="T5">e</text:span><text:span text:style-name="T5">d </text:span><text:span text:style-name="T5">t</text:span><text:span text:style-name="T5">o</text:span><text:span text:style-name="T5">p </text:span><text:span text:style-name="T5">w</text:span><text:span text:style-name="T5">it</text:span><text:span text:style-name="T5">h </text:span><text:span text:style-name="T5">i</text:span><text:span text:style-name="T5">n</text:span><text:span text:style-name="T5">s</text:span><text:span text:style-name="T5">u</text:span><text:span text:style-name="T5">l</text:span><text:span text:style-name="T5">a</text:span><text:span text:style-name="T5">ti</text:span><text:span text:style-name="T5">o</text:span><text:span text:style-name="T5">n</text:span></text:p>
          </draw:text-box>
        </draw:frame>
        <presentation:notes draw:style-name="dp2">
          <draw:page-thumbnail draw:style-name="gr81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7.935cm" svg:height="7.575cm" svg:x="1.532cm" svg:y="2.485cm"/>
      <draw:page-thumbnail draw:layer="backgroundobjects" svg:width="7.935cm" svg:height="7.575cm" svg:x="1.532cm" svg:y="11.061cm"/>
      <draw:page-thumbnail draw:layer="backgroundobjects" svg:width="7.935cm" svg:height="7.575cm" svg:x="1.532cm" svg:y="19.637cm"/>
      <draw:page-thumbnail draw:layer="backgroundobjects" svg:width="7.935cm" svg:height="7.575cm" svg:x="11.532cm" svg:y="2.485cm"/>
      <draw:page-thumbnail draw:layer="backgroundobjects" svg:width="7.935cm" svg:height="7.575cm" svg:x="11.532cm" svg:y="11.061cm"/>
      <draw:page-thumbnail draw:layer="backgroundobjects" svg:width="7.935cm" svg:height="7.575cm" svg:x="11.532cm" svg:y="19.637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2cm" svg:height="2.628cm" svg:x="1.395cm" svg:y="0.631cm" presentation:class="title" presentation:placeholder="true">
        <draw:text-box/>
      </draw:frame>
      <draw:frame presentation:style-name="Standard-outline1" draw:layer="backgroundobjects" svg:width="25.2cm" svg:height="9.133cm" svg:x="1.395cm" svg:y="3.681cm" presentation:class="outline" presentation:placeholder="true">
        <draw:text-box/>
      </draw:frame>
      <draw:frame presentation:style-name="Mpr1" draw:text-style-name="MP2" draw:layer="backgroundobjects" svg:width="6.522cm" svg:height="1.084cm" svg:x="1.395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4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2cm" svg:height="1.084cm" svg:x="20.073cm" svg:y="14.34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20:47:58.344945525</meta:creation-date>
    <meta:generator>LibreOffice/7.6.4.1$Linux_X86_64 LibreOffice_project/60$Build-1</meta:generator>
    <dc:date>2023-12-17T18:49:59.380471405</dc:date>
    <meta:editing-duration>PT7H41M24S</meta:editing-duration>
    <meta:editing-cycles>30</meta:editing-cycles>
    <meta:document-statistic meta:object-count="128"/>
  </office:meta>
</office:document-meta>
</file>